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DPDiscoveryReceiver.waitFor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DPDiscoveryReceiver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Handler.run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UDPDiscoveryReceiver.setCnt( int c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Receiver.ru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MyThreadFactory.newThread( Runnable ru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DPDiscoveryReceiver.getC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andler.MessageHandler( UDPDiscovery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Receiver.createSocket( String multicastAddressString , int multicast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DPDiscoveryReceiver.UDPDiscoveryReceiver( UDPDiscoveryService service , String multicastAddressString , int multicastPort , ICompositeCacheManager cacheMg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